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14pt" style:font-size-asian="12.25pt" style:font-size-complex="14pt"/>
    </style:style>
    <style:style style:name="P2" style:family="paragraph" style:parent-style-name="Standard">
      <style:paragraph-properties fo:text-align="start" style:justify-single-word="false"/>
      <style:text-properties style:font-name="Arial" fo:font-size="12pt" style:font-size-asian="10.5pt" style:font-size-complex="12pt"/>
    </style:style>
    <style:style style:name="P3" style:family="paragraph" style:parent-style-name="Standard">
      <style:paragraph-properties fo:text-align="start" style:justify-single-word="false"/>
      <style:text-properties style:font-name="Arial" fo:font-size="12pt" style:font-size-asian="10.5pt" style:font-size-complex="12pt"/>
    </style:style>
    <style:style style:name="P4" style:family="paragraph" style:parent-style-name="Standard">
      <style:paragraph-properties fo:text-align="center" style:justify-single-word="false"/>
      <style:text-properties style:font-name="Arial" fo:font-size="14pt" style:font-size-asian="12.25pt" style:font-size-complex="14pt"/>
    </style:style>
    <style:style style:name="P5" style:family="paragraph" style:parent-style-name="Text_20_body">
      <style:paragraph-properties fo:line-height="100%"/>
      <style:text-properties fo:font-variant="normal" fo:text-transform="none" fo:color="#666666" style:font-name="Arial" fo:font-size="11pt" fo:letter-spacing="0.0102in" fo:font-style="normal" fo:font-weight="normal" style:font-size-asian="11pt" style:font-size-complex="11pt"/>
    </style:style>
    <style:style style:name="P6" style:family="paragraph" style:parent-style-name="Heading_20_1">
      <style:paragraph-properties fo:line-height="100%"/>
      <style:text-properties fo:font-variant="normal" fo:text-transform="none" fo:color="#666666" style:font-name="Arial" fo:font-size="11pt" fo:letter-spacing="0.0102in" fo:font-style="normal" fo:font-weight="normal" style:font-size-asian="11pt" style:font-size-complex="11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/>
      <text:p text:style-name="P1">Reitinhaku Dijkstran algoritmia käyttäen</text:p>
      <text:p text:style-name="P1"/>
      <text:p text:style-name="P2">Harjoitustyössäni aion toteuttaa reitinhaun verkossa Dijkstran algoritmia käyttäen.</text:p>
      <text:p text:style-name="P2"/>
      <text:p text:style-name="P2">Reitinhaku suoritetaan verkosta, joka annetaan ohjelmalle vierusmatriisiesityksenä jota Algoritmi sitten käy läpi ja etsii lyhimmän reitin lähtösolmusta maalisolmuun.</text:p>
      <text:p text:style-name="P2"/>
      <text:p text:style-name="P2"/>
      <text:p text:style-name="P2">Dijkstran käyttöön toteutan lisäksi minimikeon, johon Dijkstralla saadut etäisyysarviot talletetaan ja joista pienin on siis aina keon huipulla.</text:p>
      <text:p text:style-name="P2"/>
      <text:p text:style-name="P2"/>
      <text:p text:style-name="P2">Dijkstran reitinhakualgoritmin aikavaativuus on pahimmassa tapauksessa O(E + V log V), E=kaarien lukumäärä, V=solmujen lukumäärä. Tilavaativuus algoritmille on O(n)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i" fo:country="FI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Times New Roman" fo:font-size="12pt" fo:language="fi" fo:country="FI" style:letter-kerning="true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WenQuanYi Zen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WenQuanYi Zen Hei" style:font-size-asian="24pt" style:font-weight-asian="bold" style:font-name-complex="Lohit Hindi" style:font-size-complex="2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ing_20_1">
      <style:paragraph-properties fo:line-height="100%"/>
      <style:text-properties fo:font-variant="normal" fo:text-transform="none" fo:color="#666666" style:font-name="Arial" fo:font-size="11pt" fo:letter-spacing="0.0102in" fo:font-style="normal" fo:font-weight="normal" style:font-size-asian="11pt" style:font-size-complex="11pt"/>
    </style:style>
    <style:style style:name="MP2" style:family="paragraph" style:parent-style-name="Text_20_body">
      <style:paragraph-properties fo:line-height="100%"/>
      <style:text-properties fo:font-variant="normal" fo:text-transform="none" fo:color="#666666" style:font-name="Arial" fo:font-size="11pt" fo:letter-spacing="0.0102in" fo:font-style="normal" fo:font-weight="normal" style:font-size-asian="11pt" style:font-size-complex="11pt"/>
    </style:style>
    <style:page-layout style:name="Mpm1">
      <style:page-layout-properties fo:page-width="8.2681in" fo:page-height="11.6929in" style:num-format="1" style:print-orientation="portrait" fo:margin-top="0.1772in" fo:margin-bottom="0.7874in" fo:margin-left="0.7874in" fo:margin-right="0.7874in" style:shadow="none" fo:background-color="transparent" style:writing-mode="lr-tb" style:footnote-max-height="0in">
        <style:background-image/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svg:height="1.0417in" fo:margin-left="0in" fo:margin-right="0in" fo:margin-bottom="0in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h text:style-name="MP1" text:outline-level="1">Aineopintojen harjoitustyö: Tietorakenteet ja algoritmit</text:h>
        <text:p text:style-name="MP2">Oskari Jokinen, 014022964 </text:p>
        <text:p text:style-name="MP2">Helsingin Yliopisto, Tietojenkäsittelytieteen laitos, kevät 2014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kinen Oskari</meta:initial-creator>
    <meta:creation-date>2014-01-15T15:26:33</meta:creation-date>
    <dc:date>2014-01-16T12:02:04</dc:date>
    <meta:editing-duration>PT11M55S</meta:editing-duration>
    <meta:editing-cycles>5</meta:editing-cycles>
    <meta:generator>LibreOffice/3.5$Linux_X86_64 LibreOffice_project/350m1$Build-2</meta:generator>
    <meta:document-statistic meta:table-count="0" meta:image-count="0" meta:object-count="0" meta:page-count="1" meta:paragraph-count="8" meta:word-count="84" meta:character-count="745" meta:non-whitespace-character-count="745"/>
  </office:meta>
</office:document-meta>
</file>